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51104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993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961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55499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615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71644"/>
          <table:table-cell office:value-type="float" office:value="0.022"/>
          <table:table-cell office:value-type="float" office:value="0.0"/>
          <table:table-cell office:value-type="float" office:value="255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318.0"/>
          <table:table-cell office:value-type="float" office:value="406.0"/>
          <table:table-cell office:value-type="float" office:value="828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.0"/>
          <table:table-cell office:value-type="float" office:value="1455.0"/>
          <table:table-cell office:value-type="float" office:value="1082.0"/>
          <table:table-cell office:value-type="float" office:value="928.0"/>
          <table:table-cell office:value-type="float" office:value="946.0"/>
          <table:table-cell office:value-type="float" office:value="16.0"/>
          <table:table-cell office:value-type="float" office:value="1.56268"/>
          <table:table-cell office:value-type="float" office:value="0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6.0"/>
          <table:table-cell office:value-type="float" office:value="0.0"/>
          <table:table-cell office:value-type="float" office:value="12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4.0"/>
          <table:table-cell office:value-type="float" office:value="1455.0"/>
          <table:table-cell office:value-type="float" office:value="1082.0"/>
          <table:table-cell office:value-type="float" office:value="928.0"/>
          <table:table-cell office:value-type="float" office:value="921.0"/>
          <table:table-cell office:value-type="float" office:value="16.0"/>
          <table:table-cell office:value-type="float" office:value="1.7654"/>
          <table:table-cell office:value-type="float" office:value="0.029"/>
          <table:table-cell office:value-type="float" office:value="0.0"/>
          <table:table-cell office:value-type="float" office:value="88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29.0"/>
          <table:table-cell office:value-type="float" office:value="400.0"/>
          <table:table-cell office:value-type="float" office:value="786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0.0"/>
          <table:table-cell office:value-type="float" office:value="1483.0"/>
          <table:table-cell office:value-type="float" office:value="1110.0"/>
          <table:table-cell office:value-type="float" office:value="996.0"/>
          <table:table-cell office:value-type="float" office:value="1241.0"/>
          <table:table-cell office:value-type="float" office:value="16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57986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234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952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6073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0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5.0"/>
          <table:table-cell office:value-type="float" office:value="1480.0"/>
          <table:table-cell office:value-type="float" office:value="1084.0"/>
          <table:table-cell office:value-type="float" office:value="962.0"/>
          <table:table-cell office:value-type="float" office:value="979.0"/>
          <table:table-cell office:value-type="float" office:value="16.0"/>
          <table:table-cell office:value-type="float" office:value="1.5828"/>
          <table:table-cell office:value-type="float" office:value="0.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0.0"/>
          <table:table-cell office:value-type="float" office:value="12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5.0"/>
          <table:table-cell office:value-type="float" office:value="1480.0"/>
          <table:table-cell office:value-type="float" office:value="1084.0"/>
          <table:table-cell office:value-type="float" office:value="962.0"/>
          <table:table-cell office:value-type="float" office:value="948.0"/>
          <table:table-cell office:value-type="float" office:value="16.0"/>
          <table:table-cell office:value-type="float" office:value="1.78353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6.0"/>
          <table:table-cell office:value-type="float" office:value="0.0"/>
          <table:table-cell office:value-type="float" office:value="129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1.0"/>
          <table:table-cell office:value-type="float" office:value="1508.0"/>
          <table:table-cell office:value-type="float" office:value="1112.0"/>
          <table:table-cell office:value-type="float" office:value="1030.0"/>
          <table:table-cell office:value-type="float" office:value="1276.0"/>
          <table:table-cell office:value-type="float" office:value="16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